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style:text-underline-style="solid" style:text-underline-width="auto" style:text-underline-color="font-color" officeooo:rsid="0015d1a4" officeooo:paragraph-rsid="0015d1a4" style:font-size-asian="18.3500003814697pt" style:font-size-complex="21pt"/>
    </style:style>
    <style:style style:name="P2" style:family="paragraph" style:parent-style-name="Standard">
      <style:text-properties fo:font-size="14pt" style:text-underline-style="none" officeooo:rsid="0015d1a4" officeooo:paragraph-rsid="0015d1a4" style:font-size-asian="12.25pt" style:font-size-complex="14pt"/>
    </style:style>
    <style:style style:name="P3" style:family="paragraph" style:parent-style-name="Standard">
      <style:text-properties fo:font-size="14pt" style:text-underline-style="none" officeooo:rsid="00166cc4" officeooo:paragraph-rsid="00166cc4" style:font-size-asian="12.25pt" style:font-size-complex="14pt"/>
    </style:style>
    <style:style style:name="P4" style:family="paragraph" style:parent-style-name="Standard">
      <style:text-properties fo:font-size="14pt" style:text-underline-style="none" officeooo:rsid="001730e3" officeooo:paragraph-rsid="001730e3" style:font-size-asian="12.25pt" style:font-size-complex="14pt"/>
    </style:style>
    <style:style style:name="P5" style:family="paragraph" style:parent-style-name="Standard">
      <style:text-properties fo:font-size="14pt" style:text-underline-style="none" officeooo:rsid="00181bd4" officeooo:paragraph-rsid="00181bd4" style:font-size-asian="12.25pt" style:font-size-complex="14pt"/>
    </style:style>
    <style:style style:name="P6" style:family="paragraph" style:parent-style-name="Standard">
      <style:text-properties fo:font-size="14pt" style:text-underline-style="none" officeooo:rsid="0019c401" officeooo:paragraph-rsid="0019c401" style:font-size-asian="12.25pt" style:font-size-complex="14pt"/>
    </style:style>
    <style:style style:name="P7" style:family="paragraph" style:parent-style-name="Standard">
      <style:text-properties fo:font-size="14pt" style:text-underline-style="none" officeooo:rsid="001b7dd5" officeooo:paragraph-rsid="001b7dd5" style:font-size-asian="12.25pt" style:font-size-complex="14pt"/>
    </style:style>
    <style:style style:name="P8" style:family="paragraph" style:parent-style-name="Standard">
      <style:text-properties fo:font-size="14pt" style:text-underline-style="none" fo:font-weight="bold" officeooo:rsid="00166cc4" officeooo:paragraph-rsid="00166cc4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normal" officeooo:rsid="001730e3" officeooo:paragraph-rsid="001b7dd5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1730e3" officeooo:paragraph-rsid="001bd6a6" style:font-size-asian="12.25pt" style:font-weight-asian="normal" style:font-size-complex="14pt" style:font-weight-complex="normal"/>
    </style:style>
    <style:style style:name="P11" style:family="paragraph" style:parent-style-name="Standard">
      <style:text-properties officeooo:paragraph-rsid="0019c401"/>
    </style:style>
    <style:style style:name="P12" style:family="paragraph" style:parent-style-name="Standard">
      <style:text-properties officeooo:rsid="001b7dd5" officeooo:paragraph-rsid="001b7dd5"/>
    </style:style>
    <style:style style:name="T1" style:family="text">
      <style:text-properties officeooo:rsid="00166cc4"/>
    </style:style>
    <style:style style:name="T2" style:family="text">
      <style:text-properties fo:font-size="14pt" style:text-underline-style="none" fo:font-weight="normal" officeooo:rsid="0019c401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bold" officeooo:rsid="00166cc4" style:font-size-asian="12.25pt" style:font-weight-asian="bold" style:font-size-complex="14pt" style:font-weight-complex="bold"/>
    </style:style>
    <style:style style:name="T4" style:family="text">
      <style:text-properties fo:font-size="14pt" style:text-underline-style="none" fo:font-weight="bold" officeooo:rsid="0019c401" style:font-size-asian="12.25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9c401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b7dd5" style:font-size-asian="14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9c401" style:font-size-asian="14pt" style:font-weight-asian="bold" style:font-size-complex="14pt" style:font-weight-complex="bold"/>
    </style:style>
    <style:style style:name="T10" style:family="text">
      <style:text-properties officeooo:rsid="001730e3"/>
    </style:style>
    <style:style style:name="T11" style:family="text">
      <style:text-properties officeooo:rsid="0019c40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66cc4" style:font-weight-asian="normal" style:font-weight-complex="normal"/>
    </style:style>
    <style:style style:name="T15" style:family="text">
      <style:text-properties officeooo:rsid="001b7dd5"/>
    </style:style>
    <style:style style:name="T16" style:family="text">
      <style:text-properties officeooo:rsid="001bd6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-B3 : Attaque par porte dérobée (Backdoor)</text:p>
      <text:p text:style-name="P1"/>
      <text:p text:style-name="P2">1/ Pour identifier les portes dérobées ou vulnérables dans le code de l’annexe proposée :</text:p>
      <text:p text:style-name="P2"/>
      <text:p text:style-name="P2">&lt;?php </text:p>
      <text:p text:style-name="P2">$conn = new mysqli(« localhost », « root », « », « application_db ») ;</text:p>
      <text:p text:style-name="P2"/>
      <text:p text:style-name="P2">if ($conn → connect_error){</text:p>
      <text:p text:style-name="P2"><text:tab/>die(« erreur de co » . $conn→connect_error) ;</text:p>
      <text:p text:style-name="P2">}</text:p>
      <text:p text:style-name="P2">$username = $_POST[‘username’] ;</text:p>
      <text:p text:style-name="P2">$password = $_<text:span text:style-name="T1">POST[‘password’] ;</text:span></text:p>
      <text:p text:style-name="P2"/>
      <text:p text:style-name="P8">$query = « select * from users where username = ‘$username’ <text:s/>and password = ‘$password’ » ;</text:p>
      <text:p text:style-name="P3">$result = $conn→query($query) ;</text:p>
      <text:p text:style-name="P3"/>
      <text:p text:style-name="P3">if ($result → num_rows &gt; 0){</text:p>
      <text:p text:style-name="P3"><text:tab/>echo « bienv » . $username. « ! » ;</text:p>
      <text:p text:style-name="P3">}</text:p>
      <text:p text:style-name="P3">else{</text:p>
      <text:p text:style-name="P3"><text:tab/>echo « Nom ou mdp non »</text:p>
      <text:p text:style-name="P3">}</text:p>
      <text:p text:style-name="P3">$conn→close() ;</text:p>
      <text:p text:style-name="P3">?&gt;</text:p>
      <text:p text:style-name="P3"/>
      <text:p text:style-name="P3"><text:span text:style-name="T10"><text:s/>L’insertion des deux variables $username et $password rend la requêtes vulnérable a des attaques notamment des attaques par injection SQL.</text:span></text:p>
      <text:p text:style-name="P3"/>
      <text:p text:style-name="P4">2/ Pour sécuriser le code, il faudra utiliser une requête préparé afin d’éviter une attaques par injection SQL.</text:p>
      <text:p text:style-name="P4"/>
      <text:p text:style-name="P5">6. Simulation d’une attaque de porte dérobée.</text:p>
      <text:p text:style-name="P5"/>
      <text:p text:style-name="P5"><text:span text:style-name="T12">Scénario </text:span>: Une application web <text:span text:style-name="T11">utilise un formulaire d’inscription demandant au client d’entrer ses</text:span> informations à caractère personnel. <text:span text:style-name="T11">Malgré les dispositif de sécurité utilisé, la base de donnée est attaquer.</text:span></text:p>
      <text:p text:style-name="P5"/>
      <text:p text:style-name="P6"><text:span text:style-name="T12">Code vulnérable :</text:span><text:span text:style-name="T13"> </text:span><text:span text:style-name="T14">$query = « select * from </text:span><text:span text:style-name="T13">Utilisateurs</text:span><text:span text:style-name="T14"> where </text:span><text:span text:style-name="T13">Adresse</text:span><text:span text:style-name="T14"> = ‘$</text:span><text:span text:style-name="T13">adresse</text:span><text:span text:style-name="T14">’ <text:s/>and </text:span><text:span text:style-name="T13">Numero</text:span><text:span text:style-name="T14"> = ‘$</text:span><text:span text:style-name="T13">telNumero</text:span><text:span text:style-name="T14">» ;</text:span></text:p>
      <text:p text:style-name="P6"><text:span text:style-name="T14"/></text:p>
      <text:p text:style-name="P11"><text:span text:style-name="T3">D</text:span><text:span text:style-name="T4">émonstration de l’attaque </text:span><text:span text:style-name="T2">: </text:span><text:span text:style-name="T5">L'attaquant interagit avec le formulaire d’</text:span><text:span text:style-name="T6">inscription</text:span><text:span text:style-name="T5"> et </text:span><text:span text:style-name="T7">peut </text:span><text:span text:style-name="T5">injecte</text:span><text:span text:style-name="T7">r</text:span><text:span text:style-name="T5"> des données malveillantes dans les champs </text:span><text:span text:style-name="T6">Adresse et Numero.</text:span></text:p>
      <text:p text:style-name="P12"><text:soft-page-break/><text:span text:style-name="T9">C</text:span><text:span text:style-name="T8">orrection et sécurisation </text:span><text:span text:style-name="T5">: </text:span></text:p>
      <text:p text:style-name="P7"><text:span text:style-name="T14">O</text:span><text:span text:style-name="T13">n utilisera une requête préparée afin d’éviter une attaque dans les jours a venir.</text:span></text:p>
      <text:p text:style-name="P7"><text:span text:style-name="T13"/></text:p>
      <text:p text:style-name="P7"><text:span text:style-name="T13">$conn = new mysqli (« localhost », « root »,  « », « application_db ») ; </text:span></text:p>
      <text:p text:style-name="P7"><text:span text:style-name="T13"/></text:p>
      <text:p text:style-name="P9">$query = "SELECT * </text:p>
      <text:p text:style-name="P9">FROM <text:span text:style-name="T15">Utilisateurs</text:span></text:p>
      <text:p text:style-name="P9">WHERE <text:span text:style-name="T15">Adresse</text:span> = ? AND <text:span text:style-name="T15">Numero</text:span> = ?"; </text:p>
      <text:p text:style-name="P9"/>
      <text:p text:style-name="P9">$<text:span text:style-name="T16">secur</text:span> = $conn-&gt;prepare($query); </text:p>
      <text:p text:style-name="P10">$<text:span text:style-name="T16">secur</text:span>-&gt;bind_param($<text:span text:style-name="T16">adresse</text:span>, $<text:span text:style-name="T16">telNumero</text:span>); </text:p>
      <text:p text:style-name="P10">$<text:span text:style-name="T16">secur</text:span>-&gt;execute()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08:32:11.627200388</meta:creation-date>
    <dc:date>2024-11-25T09:41:16.184337236</dc:date>
    <meta:editing-duration>PT2M3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279" meta:character-count="1708" meta:non-whitespace-character-count="1448"/>
  </office:meta>
</office:document-meta>
</file>